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08000000089EFC5B24.png"/>
  <manifest:file-entry manifest:media-type="image/png" manifest:full-path="Pictures/10000201000001E80000035C1A62957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linecap="butt" draw:fill="solid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3cm"/>
    </style:style>
    <style:style style:name="gr7" style:family="graphic" style:parent-style-name="standard">
      <style:graphic-properties svg:stroke-color="#000000" draw:fill="bitmap" draw:fill-color="#ffffff" draw:fill-image-name="Bitmape_20_1" draw:textarea-vertical-align="middle"/>
    </style:style>
    <style:style style:name="gr8" style:family="graphic" style:parent-style-name="standard">
      <style:graphic-properties draw:fill="solid" draw:fill-color="#dddddd" draw:opacity="45%" draw:textarea-vertical-align="middle"/>
    </style:style>
    <style:style style:name="gr9" style:family="graphic" style:parent-style-name="standard">
      <style:graphic-properties draw:fill="solid" draw:fill-color="#eeeeee" draw:textarea-vertical-align="middle"/>
    </style:style>
    <style:style style:name="gr10" style:family="graphic" style:parent-style-name="standard">
      <style:graphic-properties draw:stroke="none" draw:fill="none" draw:fill-color="#cfe7f5" fo:min-height="0.647cm"/>
    </style:style>
    <style:style style:name="gr11" style:family="graphic" style:parent-style-name="standard">
      <style:graphic-properties draw:stroke="none" draw:fill="none" fo:min-height="0.94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gr15" style:family="graphic" style:parent-style-name="standard">
      <style:graphic-properties draw:stroke="none" svg:stroke-color="#000000" draw:fill="none" draw:fill-color="#ffffff" fo:min-height="0.789cm"/>
    </style:style>
    <style:style style:name="gr16" style:family="graphic" style:parent-style-name="standard">
      <style:graphic-properties draw:opacity="45%" draw:textarea-vertical-align="middle"/>
    </style:style>
    <style:style style:name="gr17" style:family="graphic" style:parent-style-name="standard">
      <style:graphic-properties draw:fill-color="#0066cc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183cm"/>
    </style:style>
    <style:style style:name="gr19" style:family="graphic" style:parent-style-name="standard">
      <style:graphic-properties draw:stroke="none" draw:fill="none" fo:min-height="0.05cm"/>
    </style:style>
    <style:style style:name="gr20" style:family="graphic" style:parent-style-name="objectwithoutfill">
      <style:graphic-properties draw:fill="solid" draw:fill-color="#ff66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color="#2683c6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SFPro-Regular" fo:font-size="20pt" style:font-family-asian="SFPro-Regular" style:font-size-asian="20pt" style:font-family-complex="SFPro-Regular" style:font-size-complex="11.3999996185303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683c6"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fo:font-family="SFPro-Regular" fo:font-size="20pt" fo:font-style="normal" fo:text-shadow="none" style:text-underline-style="none" fo:font-weight="normal" style:letter-kerning="true" style:font-family-asian="SFPro-Regular" style:font-size-asian="20pt" style:font-style-asian="normal" style:font-weight-asian="normal" style:font-family-complex="SFPro-Regular" style:font-size-complex="11.399999618530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2cm" svg:height="6.8cm" svg:x="2.8cm" svg:y="2.3cm">
          <text:p/>
        </draw:rect>
        <draw:rect draw:style-name="gr2" draw:text-style-name="P2" draw:layer="layout" svg:width="1.7cm" svg:height="0.4cm" svg:x="4cm" svg:y="5cm">
          <text:p text:style-name="P1"><text:span text:style-name="T1">email</text:span></text:p>
        </draw:rect>
        <draw:rect draw:style-name="gr2" draw:text-style-name="P2" draw:layer="layout" svg:width="1.7cm" svg:height="0.4cm" svg:x="4cm" svg:y="5.6cm">
          <text:p text:style-name="P1"><text:span text:style-name="T1">Password</text:span></text:p>
        </draw:rect>
        <draw:rect draw:style-name="gr3" draw:text-style-name="P2" draw:layer="layout" svg:width="2cm" svg:height="0.4cm" svg:x="3.9cm" svg:y="6.3cm">
          <text:p text:style-name="P1"><text:span text:style-name="T1">Connexion</text:span></text:p>
        </draw:rect>
        <draw:rect draw:style-name="gr3" draw:text-style-name="P2" draw:layer="layout" svg:width="2.5cm" svg:height="0.5cm" svg:x="4.3cm" svg:y="2.5cm">
          <text:p text:style-name="P1"><text:span text:style-name="T1">Create account</text:span></text:p>
        </draw:rect>
        <draw:rect draw:style-name="gr1" draw:text-style-name="P1" draw:layer="layout" svg:width="4.2cm" svg:height="6.8cm" svg:x="8.8cm" svg:y="2.2cm">
          <text:p/>
        </draw:rect>
        <draw:line draw:style-name="gr4" draw:text-style-name="P1" draw:layer="layout" svg:x1="6.7cm" svg:y1="2.9cm" svg:x2="8.9cm" svg:y2="2.9cm">
          <text:p/>
        </draw:line>
        <draw:rect draw:style-name="gr5" draw:text-style-name="P2" draw:layer="layout" svg:width="3.391cm" svg:height="0.452cm" svg:x="9.31cm" svg:y="4.968cm">
          <text:p text:style-name="P1"><text:span text:style-name="T1">email</text:span></text:p>
        </draw:rect>
        <draw:rect draw:style-name="gr5" draw:text-style-name="P2" draw:layer="layout" svg:width="3.5cm" svg:height="0.448cm" svg:x="9.2cm" svg:y="5.76cm">
          <text:p text:style-name="P1"><text:span text:style-name="T1">Password</text:span></text:p>
        </draw:rect>
        <draw:rect draw:style-name="gr5" draw:text-style-name="P2" draw:layer="layout" svg:width="3.391cm" svg:height="0.452cm" svg:x="9.309cm" svg:y="3.5cm">
          <text:p text:style-name="P1"><text:span text:style-name="T1">Firstname</text:span></text:p>
        </draw:rect>
        <draw:rect draw:style-name="gr5" draw:text-style-name="P2" draw:layer="layout" svg:width="3.391cm" svg:height="0.452cm" svg:x="9.309cm" svg:y="4.176cm">
          <text:p text:style-name="P1"><text:span text:style-name="T1">Lastname</text:span></text:p>
        </draw:rect>
        <draw:rect draw:style-name="gr5" draw:text-style-name="P2" draw:layer="layout" svg:width="3.5cm" svg:height="0.452cm" svg:x="9.2cm" svg:y="6.548cm">
          <text:p text:style-name="P1"><text:span text:style-name="T1">ConfirmPassword</text:span></text:p>
        </draw:rect>
        <draw:rect draw:style-name="gr3" draw:text-style-name="P2" draw:layer="layout" svg:width="2cm" svg:height="0.4cm" svg:x="10cm" svg:y="7.4cm">
          <text:p text:style-name="P1"><text:span text:style-name="T1">Create</text:span></text:p>
        </draw:rect>
        <draw:frame draw:style-name="gr6" draw:text-style-name="P3" draw:layer="layout" svg:width="1.493cm" svg:height="0.645cm" svg:x="9cm" svg:y="2.355cm">
          <draw:text-box>
            <text:p><text:span text:style-name="T2">&lt;Back</text:span></text:p>
          </draw:text-box>
        </draw:frame>
        <draw:line draw:style-name="gr4" draw:text-style-name="P1" draw:layer="layout" svg:x1="5cm" svg:y1="6.6cm" svg:x2="5cm" svg:y2="10.4cm">
          <text:p/>
        </draw:line>
        <draw:rect draw:style-name="gr7" draw:text-style-name="P1" draw:layer="layout" svg:width="4.2cm" svg:height="6.8cm" svg:x="7.7cm" svg:y="10.5cm">
          <text:p text:style-name="P1">@</text:p>
        </draw:rect>
        <draw:rect draw:style-name="gr8" draw:text-style-name="P5" draw:layer="layout" svg:width="3.6cm" svg:height="0.6cm" svg:x="7.9cm" svg:y="15.7cm">
          <text:p text:style-name="P4"><text:span text:style-name="T3">Lat :</text:span></text:p>
          <text:p text:style-name="P4"><text:span text:style-name="T3">Long :</text:span></text:p>
        </draw:rect>
        <draw:rect draw:style-name="gr1" draw:text-style-name="P1" draw:layer="layout" svg:width="4.1cm" svg:height="6.8cm" svg:x="13.7cm" svg:y="10.503cm">
          <text:p/>
        </draw:rect>
        <draw:rect draw:style-name="gr9" draw:text-style-name="P1" draw:layer="layout" svg:width="4.1cm" svg:height="0.8cm" svg:x="13.7cm" svg:y="16.503cm">
          <text:p/>
        </draw:rect>
        <draw:frame draw:style-name="gr10" draw:text-style-name="P7" draw:layer="layout" svg:width="1.272cm" svg:height="1.196cm" svg:x="16.7cm" svg:y="10.2cm">
          <draw:text-box>
            <text:p text:style-name="P6"><text:span text:style-name="T4">􀉦</text:span></text:p>
          </draw:text-box>
        </draw:frame>
        <draw:frame draw:style-name="gr11" draw:text-style-name="P7" draw:layer="layout" svg:width="1.421cm" svg:height="1.197cm" svg:x="15.1cm" svg:y="16.303cm">
          <draw:text-box>
            <text:p text:style-name="P6"><text:span text:style-name="T4">􀺿</text:span></text:p>
          </draw:text-box>
        </draw:frame>
        <draw:line draw:style-name="gr12" draw:text-style-name="P1" draw:layer="layout" svg:x1="13.9cm" svg:y1="11.639cm" svg:x2="17.6cm" svg:y2="11.639cm">
          <text:p/>
        </draw:line>
        <draw:line draw:style-name="gr12" draw:text-style-name="P1" draw:layer="layout" svg:x1="13.9cm" svg:y1="12.639cm" svg:x2="17.6cm" svg:y2="12.639cm">
          <text:p/>
        </draw:line>
        <draw:frame draw:style-name="gr13" draw:text-style-name="P8" draw:layer="layout" svg:width="4.3cm" svg:height="1.039cm" svg:x="13.7cm" svg:y="10.7cm">
          <draw:text-box>
            <text:p><text:span text:style-name="T1">Champignon</text:span></text:p>
            <text:p><text:span text:style-name="T1">Aubagne du 13/05/2022</text:span></text:p>
          </draw:text-box>
        </draw:frame>
        <draw:frame draw:style-name="gr13" draw:text-style-name="P8" draw:layer="layout" svg:width="4.3cm" svg:height="1.039cm" svg:x="13.6cm" svg:y="11.7cm">
          <draw:text-box>
            <text:p><text:span text:style-name="T1">Sanglier</text:span></text:p>
            <text:p><text:span text:style-name="T1">Carnoux du 24/04/2022</text:span></text:p>
          </draw:text-box>
        </draw:frame>
        <draw:frame draw:style-name="gr13" draw:text-style-name="P8" draw:layer="layout" svg:width="4.3cm" svg:height="1.039cm" svg:x="13.6cm" svg:y="12.539cm">
          <draw:text-box>
            <text:p><text:span text:style-name="T1">Chevreuil</text:span></text:p>
            <text:p><text:span text:style-name="T1">Allauch du 24/04/2022</text:span></text:p>
          </draw:text-box>
        </draw:frame>
        <draw:rect draw:style-name="gr3" draw:text-style-name="P2" draw:layer="layout" svg:width="2.7cm" svg:height="0.4cm" svg:x="8.2cm" svg:y="16.6cm">
          <text:p text:style-name="P1"><text:span text:style-name="T1">Stop/Start monitoring</text:span></text:p>
        </draw:rect>
        <draw:rect draw:style-name="gr1" draw:text-style-name="P1" draw:layer="layout" svg:width="4.1cm" svg:height="6.8cm" svg:x="2.9cm" svg:y="10.1cm">
          <text:p/>
        </draw:rect>
        <draw:rect draw:style-name="gr9" draw:text-style-name="P1" draw:layer="layout" svg:width="4.1cm" svg:height="0.8cm" svg:x="2.9cm" svg:y="16.1cm">
          <text:p/>
        </draw:rect>
        <draw:line draw:style-name="gr12" draw:text-style-name="P1" draw:layer="layout" svg:x1="3.1cm" svg:y1="11.1cm" svg:x2="6.8cm" svg:y2="11.1cm">
          <text:p/>
        </draw:line>
        <draw:line draw:style-name="gr12" draw:text-style-name="P1" draw:layer="layout" svg:x1="3.1cm" svg:y1="12.3cm" svg:x2="6.8cm" svg:y2="12.3cm">
          <text:p/>
        </draw:line>
        <draw:frame draw:style-name="gr14" draw:text-style-name="P8" draw:layer="layout" svg:width="3.4cm" svg:height="0.7cm" svg:x="3cm" svg:y="10.4cm">
          <draw:text-box>
            <text:p><text:span text:style-name="T1">Choisir la zone</text:span></text:p>
          </draw:text-box>
        </draw:frame>
        <draw:frame draw:style-name="gr14" draw:text-style-name="P8" draw:layer="layout" svg:width="3.4cm" svg:height="1.039cm" svg:x="3cm" svg:y="11.4cm">
          <draw:text-box>
            <text:p><text:span text:style-name="T1">Régler le rayon d'alerte</text:span></text:p>
          </draw:text-box>
        </draw:frame>
        <draw:frame draw:style-name="gr15" draw:text-style-name="P8" draw:layer="layout" svg:width="3.4cm" svg:height="1.039cm" svg:x="3.3cm" svg:y="14.5cm">
          <draw:text-box>
            <text:p><text:span text:style-name="T1">Démarrer la surveillance</text:span></text:p>
          </draw:text-box>
        </draw:frame>
        <draw:ellipse draw:style-name="gr16" draw:text-style-name="P1" draw:layer="layout" svg:width="2.7cm" svg:height="2.4cm" svg:x="8.7cm" svg:y="12.4cm">
          <text:p/>
        </draw:ellipse>
        <draw:ellipse draw:style-name="gr17" draw:text-style-name="P1" draw:layer="layout" svg:width="0.6cm" svg:height="0.5cm" svg:x="9.7cm" svg:y="13.4cm">
          <text:p/>
        </draw:ellipse>
        <draw:line draw:style-name="gr4" draw:text-style-name="P1" draw:layer="layout" svg:x1="11cm" svg:y1="20.6cm" svg:x2="13.8cm" svg:y2="20.6cm">
          <text:p/>
        </draw:line>
        <draw:rect draw:style-name="gr1" draw:text-style-name="P1" draw:layer="layout" svg:width="4.1cm" svg:height="6.8cm" svg:x="13.7cm" svg:y="17.8cm">
          <text:p/>
        </draw:rect>
        <draw:frame draw:style-name="gr14" draw:text-style-name="P8" draw:layer="layout" svg:width="2.9cm" svg:height="0.7cm" svg:x="14cm" svg:y="18cm">
          <draw:text-box>
            <text:p><text:span text:style-name="T1">Votre niveau : </text:span></text:p>
          </draw:text-box>
        </draw:frame>
        <draw:frame draw:style-name="gr18" draw:text-style-name="P8" draw:layer="layout" svg:width="2.9cm" svg:height="1.433cm" svg:x="13.9cm" svg:y="18.9cm">
          <draw:text-box>
            <text:p><text:span text:style-name="T1">Distance parcourus depuis le début </text:span></text:p>
          </draw:text-box>
        </draw:frame>
        <draw:frame draw:style-name="gr18" draw:text-style-name="P8" draw:layer="layout" svg:width="2.9cm" svg:height="1.433cm" svg:x="13.9cm" svg:y="20.567cm">
          <draw:text-box>
            <text:p><text:span text:style-name="T1">Distance parcourus ce mois-ci</text:span></text:p>
          </draw:text-box>
        </draw:frame>
        <draw:frame draw:style-name="gr18" draw:text-style-name="P8" draw:layer="layout" svg:width="3.6cm" svg:height="1.433cm" svg:x="13.9cm" svg:y="23cm">
          <draw:text-box>
            <text:p><text:span text:style-name="T1">Parcourez 1000 km pour atteindre le niveau expert</text:span></text:p>
          </draw:text-box>
        </draw:frame>
        <draw:rect draw:style-name="gr1" draw:text-style-name="P1" draw:layer="layout" svg:width="4.1cm" svg:height="6.8cm" svg:x="7.6cm" svg:y="17.5cm">
          <text:p/>
        </draw:rect>
        <draw:rect draw:style-name="gr9" draw:text-style-name="P1" draw:layer="layout" svg:width="4.1cm" svg:height="0.8cm" svg:x="7.6cm" svg:y="23.5cm">
          <text:p/>
        </draw:rect>
        <draw:frame draw:style-name="gr11" draw:text-style-name="P7" draw:layer="layout" svg:width="1.289cm" svg:height="1.197cm" svg:x="9cm" svg:y="23.303cm">
          <draw:text-box>
            <text:p text:style-name="P6"><text:span text:style-name="T4">􀣌</text:span></text:p>
          </draw:text-box>
        </draw:frame>
        <draw:line draw:style-name="gr12" draw:text-style-name="P1" draw:layer="layout" svg:x1="7.8cm" svg:y1="18.5cm" svg:x2="11.5cm" svg:y2="18.5cm">
          <text:p/>
        </draw:line>
        <draw:line draw:style-name="gr12" draw:text-style-name="P1" draw:layer="layout" svg:x1="7.8cm" svg:y1="19.5cm" svg:x2="11.5cm" svg:y2="19.5cm">
          <text:p/>
        </draw:line>
        <draw:frame draw:style-name="gr14" draw:text-style-name="P8" draw:layer="layout" svg:width="3.4cm" svg:height="0.7cm" svg:x="7.7cm" svg:y="17.8cm">
          <draw:text-box>
            <text:p><text:span text:style-name="T1">Languages</text:span></text:p>
          </draw:text-box>
        </draw:frame>
        <draw:frame draw:style-name="gr14" draw:text-style-name="P8" draw:layer="layout" svg:width="3.4cm" svg:height="0.7cm" svg:x="7.7cm" svg:y="18.8cm">
          <draw:text-box>
            <text:p><text:span text:style-name="T1">Delete account</text:span></text:p>
          </draw:text-box>
        </draw:frame>
        <draw:frame draw:style-name="gr15" draw:text-style-name="P8" draw:layer="layout" svg:width="3.4cm" svg:height="1.039cm" svg:x="7.7cm" svg:y="19.6cm">
          <draw:text-box>
            <text:p><text:span text:style-name="T1">Show distance in the months</text:span></text:p>
          </draw:text-box>
        </draw:frame>
        <draw:line draw:style-name="gr12" draw:text-style-name="P1" draw:layer="layout" svg:x1="7.7cm" svg:y1="20.8cm" svg:x2="11.4cm" svg:y2="20.8cm">
          <text:p/>
        </draw:line>
        <draw:frame draw:style-name="gr19" draw:text-style-name="P7" draw:layer="layout" svg:width="1.4cm" svg:height="1.196cm" svg:x="4.2cm" svg:y="15.9cm">
          <draw:text-box>
            <text:p text:style-name="P6"><text:span text:style-name="T4">􀙋</text:span></text:p>
          </draw:text-box>
        </draw:frame>
        <draw:rect draw:style-name="gr7" draw:text-style-name="P1" draw:layer="layout" svg:width="4.2cm" svg:height="6.8cm" svg:x="18.2cm" svg:y="10.4cm">
          <text:p text:style-name="P1">@</text:p>
        </draw:rect>
        <draw:ellipse draw:style-name="gr16" draw:text-style-name="P1" draw:layer="layout" svg:width="2.7cm" svg:height="2.4cm" svg:x="19.2cm" svg:y="12.3cm">
          <text:p/>
        </draw:ellipse>
        <draw:ellipse draw:style-name="gr17" draw:text-style-name="P1" draw:layer="layout" svg:width="0.6cm" svg:height="0.5cm" svg:x="20.2cm" svg:y="13.3cm">
          <text:p/>
        </draw:ellipse>
        <draw:path draw:style-name="gr20" draw:text-style-name="P1" draw:layer="layout" svg:width="2.176cm" svg:height="2.191cm" svg:x="18.731cm" svg:y="11.586cm" svg:viewBox="0 0 2177 2192" svg:d="M1379 0c-411 280-1017 357-1242 924-513 1294 538 983 1098 1185 371 134 1060 199 924-549-54-296-24-617-202-867l-116-289-260-289-231-5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E80000035C1A62957F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01T12:12:30</meta:creation-date>
    <dc:date>2022-07-05T12:40:47</dc:date>
    <meta:editing-duration>PT32M48S</meta:editing-duration>
    <meta:editing-cycles>2</meta:editing-cycles>
    <meta:generator>OpenOffice/4.1.8$Unix OpenOffice.org_project/418m3$Build-9803</meta:generator>
    <meta:document-statistic meta:object-count="56"/>
  </office:meta>
</office:document-meta>
</file>